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6.806cm" table:align="margins"/>
    </style:style>
    <style:style style:name="Tabla2.A" style:family="table-column">
      <style:table-column-properties style:column-width="8.403cm" style:rel-column-width="32767*"/>
    </style:style>
    <style:style style:name="P1" style:family="paragraph" style:parent-style-name="Standard">
      <style:text-properties fo:font-size="14pt" officeooo:rsid="000c1ee1" officeooo:paragraph-rsid="000c1ee1" style:font-size-asian="12.25pt" style:font-size-complex="14pt"/>
    </style:style>
    <style:style style:name="P2" style:family="paragraph" style:parent-style-name="Standard">
      <style:text-properties fo:font-size="14pt" officeooo:rsid="000cb1fc" officeooo:paragraph-rsid="000cb1fc" style:font-size-asian="12.25pt" style:font-size-complex="14pt"/>
    </style:style>
    <style:style style:name="P3" style:family="paragraph" style:parent-style-name="Standard">
      <style:text-properties fo:font-size="14pt" officeooo:rsid="000d6cd8" officeooo:paragraph-rsid="000d6cd8" style:font-size-asian="12.25pt" style:font-size-complex="14pt"/>
    </style:style>
    <style:style style:name="P4" style:family="paragraph" style:parent-style-name="Standard">
      <style:text-properties fo:font-size="14pt" officeooo:rsid="000e946b" officeooo:paragraph-rsid="000e946b" style:font-size-asian="12.25pt" style:font-size-complex="14pt"/>
    </style:style>
    <style:style style:name="P5" style:family="paragraph" style:parent-style-name="Standard">
      <style:text-properties fo:font-size="14pt" officeooo:rsid="000f52b9" officeooo:paragraph-rsid="000f52b9" style:font-size-asian="12.25pt" style:font-size-complex="14pt"/>
    </style:style>
    <style:style style:name="P6" style:family="paragraph" style:parent-style-name="Standard">
      <style:paragraph-properties fo:text-align="start" style:justify-single-word="false"/>
      <style:text-properties fo:font-size="14pt" style:text-underline-style="none" fo:font-weight="bold" officeooo:rsid="000c1ee1" officeooo:paragraph-rsid="000c1ee1" style:font-size-asian="12.25pt" style:font-weight-asian="bold" style:font-size-complex="14pt" style:font-weight-complex="bold"/>
    </style:style>
    <style:style style:name="P7" style:family="paragraph" style:parent-style-name="Standard">
      <style:text-properties fo:font-size="14pt" fo:font-weight="bold" officeooo:rsid="000c1ee1" officeooo:paragraph-rsid="000c1ee1" style:font-size-asian="12.25pt" style:font-weight-asian="bold" style:font-size-complex="14pt" style:font-weight-complex="bold"/>
    </style:style>
    <style:style style:name="P8" style:family="paragraph" style:parent-style-name="Standard">
      <style:text-properties fo:font-size="14pt" fo:font-weight="bold" officeooo:rsid="000cb1fc" officeooo:paragraph-rsid="000cb1fc" style:font-size-asian="12.25pt" style:font-weight-asian="bold" style:font-size-complex="14pt" style:font-weight-complex="bold"/>
    </style:style>
    <style:style style:name="P9" style:family="paragraph" style:parent-style-name="Standard">
      <style:text-properties fo:font-size="14pt" fo:font-weight="bold" officeooo:rsid="000f52b9" officeooo:paragraph-rsid="000f52b9" style:font-size-asian="12.25pt" style:font-weight-asian="bold" style:font-size-complex="14pt" style:font-weight-complex="bold"/>
    </style:style>
    <style:style style:name="P10" style:family="paragraph" style:parent-style-name="Table_20_Contents">
      <style:text-properties style:font-name="Lucida Sans" fo:font-size="14pt" officeooo:rsid="000f52b9" officeooo:paragraph-rsid="000f52b9" style:font-size-asian="12.25pt" style:font-size-complex="14pt"/>
    </style:style>
    <style:style style:name="P11" style:family="paragraph" style:parent-style-name="Table_20_Contents" style:list-style-name="L1">
      <style:text-properties style:font-name="Lucida Sans" fo:font-size="14pt" officeooo:rsid="000f52b9" officeooo:paragraph-rsid="000f52b9" style:font-size-asian="12.25pt" style:font-size-complex="14pt"/>
    </style:style>
    <style:style style:name="P12" style:family="paragraph" style:parent-style-name="Table_20_Contents" style:list-style-name="L2">
      <style:text-properties style:font-name="Lucida Sans" fo:font-size="14pt" officeooo:rsid="000f52b9" officeooo:paragraph-rsid="000f52b9" style:font-size-asian="12.25pt" style:font-size-complex="14pt"/>
    </style:style>
    <style:style style:name="P13" style:family="paragraph" style:parent-style-name="Table_20_Contents" style:list-style-name="L3">
      <style:text-properties style:font-name="Lucida Sans" fo:font-size="14pt" officeooo:rsid="000ffe58" officeooo:paragraph-rsid="000ffe58" style:font-size-asian="12.25pt" style:font-size-complex="14pt"/>
    </style:style>
    <style:style style:name="P14" style:family="paragraph" style:parent-style-name="Table_20_Contents">
      <style:text-properties style:font-name="Lucida Sans" fo:font-size="14pt" officeooo:rsid="0011ac2d" officeooo:paragraph-rsid="0011ac2d" style:font-size-asian="12.25pt" style:font-size-complex="14pt"/>
    </style:style>
    <style:style style:name="P15" style:family="paragraph" style:parent-style-name="Table_20_Contents">
      <style:text-properties style:font-name="Lucida Sans" fo:font-size="14pt" officeooo:rsid="00139776" officeooo:paragraph-rsid="00139776" style:font-size-asian="12.25pt" style:font-size-complex="14pt"/>
    </style:style>
    <style:style style:name="P16" style:family="paragraph" style:parent-style-name="Table_20_Contents">
      <style:text-properties style:font-name="Lucida Sans" fo:font-size="14pt" fo:font-weight="bold" officeooo:rsid="000f52b9" officeooo:paragraph-rsid="000f52b9" style:font-size-asian="12.25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officeooo:rsid="000e946b" style:font-style-asian="italic" style:font-style-complex="italic"/>
    </style:style>
    <style:style style:name="T3" style:family="text">
      <style:text-properties fo:font-style="italic" officeooo:rsid="000f52b9"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e946b" style:font-weight-asian="bold" style:font-weight-complex="bold"/>
    </style:style>
    <style:style style:name="T6" style:family="text">
      <style:text-properties officeooo:rsid="000e946b"/>
    </style:style>
    <style:style style:name="T7" style:family="text">
      <style:text-properties officeooo:rsid="000f52b9"/>
    </style:style>
    <style:style style:name="T8" style:family="text">
      <style:text-properties officeooo:rsid="000ffe58"/>
    </style:style>
    <style:style style:name="T9" style:family="text">
      <style:text-properties officeooo:rsid="00113fd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ferencias entre MySQL y SQLite para PHP</text:p>
      <text:p text:style-name="P1">Aunque el lenguaje SQL está normalizado, existen diferencias entre los distintos sistemas gestores de bases de datos, por lo que algunas consultas no dan los mismos resultados en cada una de ellas.</text:p>
      <text:p text:style-name="P1">En las soluciones de los ejercicios incluidos en estos apuntes se utiliza tanto MySQL como SQLite como sistemas gestores de bases de datos, por lo que se comentan aquí algunas diferencias entre ellas.</text:p>
      <text:p text:style-name="P1"/>
      <text:p text:style-name="P7">Nombres de las bases de datos</text:p>
      <text:p text:style-name="P1">En MySQL el nombre de la base de datos no puede contener ni guiones, ni puntos, pero en SQLite sí (aunque es de buen hábito no emplearlos).</text:p>
      <text:p text:style-name="P1"/>
      <text:p text:style-name="P7">Longitud de los campos</text:p>
      <text:p text:style-name="P1">Si se guarda un dato más largo de la longitud del campo definida al crear la tabla, MySQL trunca la cadena, pero SQLite no. Por ejemplo, si se crea una tabla con un campo nombre VARCHAR (5) y se guarda la cadena <text:span text:style-name="T1">abcdefghij</text:span>, en MySQL sólo se guardaran las cinco primera letras <text:span text:style-name="T1">abcde</text:span>, omitiendo el resto <text:span text:style-name="T1">fghij</text:span>. Mientras que SQLite si permite guardar la cadena completa (<text:span text:style-name="T1">abcdefghij</text:span>).</text:p>
      <text:p text:style-name="P2">En las soluciones de los ejercios incluidos en estos apuntes se ha intentado corregir esta diferencia validando los datos recibidos, de manera que si un dato recibido es más largo que el tamaño definido en la base de datos se muestra un aviso al usuario y no se guarda el dato (exception io).</text:p>
      <text:p text:style-name="P1"/>
      <text:p text:style-name="P8">Mayúsculas, minúsculas y acentos</text:p>
      <text:p text:style-name="P2">Al comparar si dos cadenas son idénticas (WHERE campo = dato) (WHERE campo LIKE dato), MySQL <text:span text:style-name="T4">no</text:span> es capaz de distinguir entre mayúsculas y minúsculas (sensitive case), o entre vocales acentuadas o sin acentuar, es decir, que si busca “<text:span text:style-name="T1">pepe</text:span>”, devolverá la cadena “<text:span text:style-name="T1">pepe</text:span>” como “<text:span text:style-name="T1">Pepe</text:span>” o “<text:span text:style-name="T1">PEPE</text:span>”.</text:p>
      <text:p text:style-name="P3">Al comprobar si dos cadenas son idénticas, (WHERE campo = dato) SQLite <text:span text:style-name="T4">sí</text:span> que distingue entre mayúsculas y minúsculas o entre vocales acentuadas o sin acentuar, es decir, que si busca “<text:span text:style-name="T1">pepe</text:span>”, devolverá exactamente “<text:span text:style-name="T1">pepe</text:span>” y no lo confundirá con Pepe o cualquier otro.</text:p>
      <text:p text:style-name="P3">Al comprobar si dos cadenas son similares, <text:span text:style-name="T6">(WHERE campo LIKE dato) SQLite </text:span><text:span text:style-name="T5">no</text:span><text:span text:style-name="T6"> distingue entre mayúsculas y minúsculas aunque </text:span><text:span text:style-name="T5">sí</text:span><text:span text:style-name="T6"> entre acentos o vocales sin acentuar. Es decir, que si se busca “pepe”, devolverá tanto “</text:span><text:span text:style-name="T2">andres</text:span><text:span text:style-name="T6">” como “</text:span><text:span text:style-name="T2">Andres</text:span><text:span text:style-name="T6">”, pero no “Andrés”.</text:span></text:p>
      <text:p text:style-name="P4">En las soluciones de los ejercicios incluidos en estos apuntes <text:span text:style-name="T4">no</text:span> se ha intentado corregir esta diferencia, por lo que dependiendo de la base de datos utilizada, los programas funcionarán de distinta manera. Por ejemplo, si existe un registro “<text:span text:style-name="T3">pepe</text:span>”, <text:span text:style-name="T7">si la base de datos es MySQL no se podrá añadir un registro “Pepe”, pero bajo SQLite sí.</text:span></text:p>
      <text:p text:style-name="P4"/>
      <text:p text:style-name="P4"/>
      <text:p text:style-name="P4"/>
      <text:p text:style-name="P4"/>
      <text:p text:style-name="P9"><text:soft-page-break/>Fecha vacía</text:p>
      <text:p text:style-name="P5">Al insertar una fecha vacía, SQLite guarda una cadena vacía, mientras que MySQL guarda la cadena “000-00-00” cuando se quiere guardar una fecha no definida.</text:p>
      <text:p text:style-name="P5">El siguiente ejemplo muestra la diferencia de comportamiento entre SQLite y MySQL.</text:p>
      <text:p text:style-name="P1"/>
      <table:table table:name="Tabla1" table:style-name="Tabla1">
        <table:table-column table:style-name="Tabla1.A"/>
        <table:table-row>
          <table:table-cell table:style-name="Tabla1.A1" office:value-type="string">
            <text:p text:style-name="P10">Este programa prueba el almacenamiento de fechas en SQLite y MySQL <text:span text:style-name="T9">(autor Bartolomé Sintes Marco, bajo licencia AGPL 3 o superior).</text:span></text:p>
            <text:p text:style-name="P10"/>
            <table:table table:name="Tabla2" table:style-name="Tabla2">
              <table:table-column table:style-name="Tabla2.A" table:number-columns-repeated="2"/>
              <table:table-row>
                <table:table-cell office:value-type="string">
                  <text:p text:style-name="P16">SQLite</text:p>
                  <text:p text:style-name="P10"/>
                  <text:p text:style-name="P10">1 Borrado y creación de tabla:</text:p>
                  <text:list xml:id="list201484041104646178" text:style-name="L1">
                    <text:list-item>
                      <text:p text:style-name="P11">Tabla borrada correctamente.</text:p>
                    </text:list-item>
                    <text:list-item>
                      <text:p text:style-name="P11">Tabla creada correctamente.</text:p>
                    </text:list-item>
                  </text:list>
                  <text:p text:style-name="P10"/>
                  <text:p text:style-name="P10">2 Inserción de fechas:</text:p>
                  <text:list xml:id="list3144856367087716174" text:style-name="L2">
                    <text:list-item>
                      <text:p text:style-name="P12">Fecha a insertar: 2015-02-1<text:span text:style-name="T8">4</text:span></text:p>
                      <text:list>
                        <text:list-item>
                          <text:p text:style-name="P12">Registro creado correctamente.</text:p>
                        </text:list-item>
                      </text:list>
                    </text:list-item>
                    <text:list-item>
                      <text:p text:style-name="P12">Fecha a insertar: (en blanco).</text:p>
                      <text:list>
                        <text:list-item>
                          <text:p text:style-name="P12">Registro creado correctamente.</text:p>
                        </text:list-item>
                      </text:list>
                    </text:list-item>
                  </text:list>
                  <text:p text:style-name="P10"/>
                  <text:p text:style-name="P10">3 Recuperación de fecha:</text:p>
                  <text:list xml:id="list1447071160481692978" text:style-name="L3">
                    <text:list-item>
                      <text:p text:style-name="P13">Fecha insertada: 2015-02-14</text:p>
                    </text:list-item>
                    <text:list-item>
                      <text:p text:style-name="P13">Fecha insertada: (en blanco).</text:p>
                    </text:list-item>
                  </text:list>
                </table:table-cell>
                <table:table-cell office:value-type="string">
                  <text:p text:style-name="P16">MySQL</text:p>
                  <text:p text:style-name="P10"/>
                  <text:p text:style-name="P14">1. Error: no puede conectarse a la</text:p>
                  <text:p text:style-name="P14"><text:s text:c="4"/>base de datos.</text:p>
                  <text:p text:style-name="P15">2. Error: SQLTATE[28000] [1045]</text:p>
                  <text:p text:style-name="P15"><text:s text:c="4"/>Access denied for user</text:p>
                  <text:p text:style-name="P15"><text:s text:c="4"/>'root'@'localhost'(using</text:p>
                  <text:p text:style-name="P15"><text:s text:c="4"/>password: NO)</text:p>
                </table:table-cell>
              </table:table-row>
            </table:table>
            <text:p text:style-name="P10"/>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9:42:46.236000000</meta:creation-date>
    <dc:date>2015-02-13T20:41:56.325000000</dc:date>
    <meta:editing-duration>PT59M6S</meta:editing-duration>
    <meta:editing-cycles>10</meta:editing-cycles>
    <meta:generator>LibreOffice/4.3.5.2$Windows_x86 LibreOffice_project/3a87456aaa6a95c63eea1c1b3201acedf0751bd5</meta:generator>
    <meta:document-statistic meta:table-count="2" meta:image-count="0" meta:object-count="0" meta:page-count="2" meta:paragraph-count="36" meta:word-count="557" meta:character-count="3340" meta:non-whitespace-character-count="2811"/>
  </office:meta>
</office:document-meta>
</file>